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4.9243in" style:rel-column-width="7091*"/>
    </style:style>
    <style:style style:name="Table8.B" style:family="table-column">
      <style:table-column-properties style:column-width="2.6778in" style:rel-column-width="385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1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style:font-name="Segoe UI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6" style:family="paragraph" style:parent-style-name="Table_20_Contents">
      <style:text-properties style:font-name="Segoe UI1" fo:font-size="10.5pt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style:font-name="Segoe UI1"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Segoe UI1" fo:font-size="10.5pt" fo:language="en" fo:country="GB" style:font-size-asian="10.5pt" style:font-size-complex="10.5pt"/>
    </style:style>
    <style:style style:name="P9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11" style:family="paragraph" style:parent-style-name="Standard" style:master-page-name="">
      <style:paragraph-properties fo:margin-left="0.0193in" fo:margin-right="0in" fo:text-align="start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2" style:family="paragraph" style:parent-style-name="Standard">
      <style:paragraph-properties fo:margin-left="0.0346in" fo:margin-right="0in" fo:text-align="start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10.5pt" style:text-underline-style="none" style:font-size-asian="10.5pt" style:font-size-complex="10.5pt"/>
    </style:style>
    <style:style style:name="T1" style:family="text">
      <style:text-properties style:font-name="Segoe UI1" fo:font-size="10.5pt" style:font-size-asian="10.5pt" style:font-size-complex="10.5pt"/>
    </style:style>
    <style:style style:name="T2" style:family="text">
      <style:text-properties style:font-name="Segoe UI1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8pt" style:font-size-asian="8pt" style:font-size-complex="8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3">Customer <text:s text:c="5"/><text:span text:style-name="T4"><text:s/></text:span>: <text:s/><text:span text:description="customer">GARY PAYTON</text:span></text:p>
            </table:table-cell>
            <table:table-cell table:style-name="Table8.B1" office:value-type="string">
              <text:p text:style-name="P10"><text:s/>Date <text:s text:c="16"/>: <text:span text:description="date">2015-08-20</text:span></text:p>
            </table:table-cell>
          </table:table-row>
          <table:table-row>
            <table:table-cell table:style-name="Table8.A2" office:value-type="string">
              <text:p text:style-name="P13">Job Order <text:s text:c="5"/>: <text:s/><text:span text:description="job">15P-08-6799</text:span></text:p>
            </table:table-cell>
            <table:table-cell table:style-name="Table8.B2" office:value-type="string">
              <text:p text:style-name="P12">Fabric Style <text:s text:c="5"/>: <text:span text:description="fabStyle">PONGEE</text:span></text:p>
            </table:table-cell>
          </table:table-row>
          <table:table-row>
            <table:table-cell table:style-name="Table8.A2" office:value-type="string">
              <text:p text:style-name="P10">Quantity <text:s text:c="7"/><text:span text:style-name="T4"><text:s/></text:span>: <text:s/><text:span text:description="quant">3000 </text:span></text:p>
            </table:table-cell>
            <table:table-cell table:style-name="Table8.B2" office:value-type="string">
              <text:p text:style-name="P9"><text:s/>Total Quantity : <text:span text:description="total">3000</text:span></text:p>
            </table:table-cell>
          </table:table-row>
          <table:table-row>
            <table:table-cell table:style-name="Table8.A2" office:value-type="string">
              <text:p text:style-name="P13">Design Name: <text:s/><text:span text:description="desName">GERONIMO</text:span></text:p>
            </table:table-cell>
            <table:table-cell table:style-name="Table8.B2" office:value-type="string">
              <text:p text:style-name="P11"><text:s/>Color <text:s text:c="14"/>: <text:s/><text:span text:description="color">GREED</text:span></text:p>
            </table:table-cell>
          </table:table-row>
        </table:table>
        <text:p text:style-name="P5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7">Laboratory Recipe</text:p>
            </table:table-cell>
            <table:covered-table-cell/>
            <table:table-cell table:style-name="Table1.C1" table:number-columns-spanned="3" office:value-type="string">
              <text:p text:style-name="P7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6">Colorway No :</text:p>
              <text:p text:style-name="P6">Screen No 1 : <text:span text:description="screen1">MEFF</text:span></text:p>
            </table:table-cell>
            <table:covered-table-cell/>
            <table:table-cell table:style-name="Table1.C2" office:value-type="string">
              <text:p text:style-name="P7"><text:span text:description="kilo1">55</text:span> <text:s/>Kgs</text:p>
            </table:table-cell>
            <table:table-cell table:style-name="Table1.C2" office:value-type="string">
              <text:p text:style-name="P7">Actual</text:p>
            </table:table-cell>
            <table:table-cell table:style-name="Table1.E2" office:value-type="string">
              <text:p text:style-name="P7">Consumption</text:p>
            </table:table-cell>
          </table:table-row>
          <table:table-row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7">%</text:p>
            </table:table-cell>
            <table:table-cell table:style-name="Table1.A2" office:value-type="string">
              <text:p text:style-name="P7">Kg/prep'n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>
            <table:table-cell table:style-name="Table1.A2" office:value-type="string">
              <text:p text:style-name="P8"><text:span text:description="screen1_1">BLUE 1BL</text:span></text:p>
            </table:table-cell>
            <table:table-cell table:style-name="Table1.A2" office:value-type="string">
              <text:p text:style-name="P8"><text:span text:description="per1_1">2.00</text:span></text:p>
            </table:table-cell>
            <table:table-cell table:style-name="Table1.A2" office:value-type="string">
              <text:p text:style-name="P8"><text:span text:description="kg1_1">1.09</text:span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 table:style-name="Table1.5">
            <table:table-cell table:style-name="Table1.A2" office:value-type="string">
              <text:p text:style-name="P8"><text:span text:description="screen1_2"/></text:p>
            </table:table-cell>
            <table:table-cell table:style-name="Table1.A2" office:value-type="string">
              <text:p text:style-name="P8"><text:span text:description="per1_2"/></text:p>
            </table:table-cell>
            <table:table-cell table:style-name="Table1.A2" office:value-type="string">
              <text:p text:style-name="P8"><text:span text:description="kg1_2"/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>
            <table:table-cell table:style-name="Table1.A2" office:value-type="string">
              <text:p text:style-name="P8"><text:span text:description="screen1_3"/></text:p>
            </table:table-cell>
            <table:table-cell table:style-name="Table1.A2" office:value-type="string">
              <text:p text:style-name="P8"><text:span text:description="per1_3"/></text:p>
            </table:table-cell>
            <table:table-cell table:style-name="Table1.A2" office:value-type="string">
              <text:p text:style-name="P8"><text:span text:description="kg1_3"/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</table:table>
        <text:section text:style-name="Sect2" text:name="Sec3">
          <text:p text:style-name="P3"><text:tab/><text:tab/><text:span text:style-name="T3"><text:tab/></text:span><text:span text:style-name="T1">Binder : <text:s/></text:span><text:span text:style-name="T2"><text:span text:description="bind1">5.0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2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3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4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5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6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7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section text:style-name="Sect2" text:name="Section2">
        <text:p text:style-name="P4">Remarks : <text:s/></text:p>
      </text:section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3">
      <style:page-layout-properties fo:page-width="8.5in" fo:page-height="13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_0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1" fo:font-size="8pt" style:font-size-asian="8pt" style:font-size-complex="8pt"/>
    </style:style>
  </office:automatic-styles>
  <office:master-styles>
    <style:master-page style:name="Standard" style:page-layout-name="_0Mpm1">
      <style:footer>
        <text:p text:style-name="_0MP1"/>
      </style:footer>
    </style:master-page>
    <style:master-page style:name="Endnote" style:page-layout-name="_0Mpm2">
      <style:footer>
        <text:p text:style-name="Footer"/>
      </style:footer>
    </style:master-page>
    <style:master-page style:name="HTML" style:page-layout-name="_0Mpm3"/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8-07T00:29:25.89</dc:date>
    <dc:creator>Eldridge Tan</dc:creator>
    <meta:editing-duration>P3DT9H15M17S</meta:editing-duration>
    <meta:editing-cycles>69</meta:editing-cycles>
    <meta:generator>jOpenDocument/1.4rc2</meta:generator>
    <meta:user-defined meta:name="SingleXMLDocument_count" meta:value-type="float">0</meta:user-defined>
  </office:meta>
</office:document-meta>
</file>